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dfb" officeooo:paragraph-rsid="00030dfb" style:font-size-asian="14pt" style:font-size-complex="14pt"/>
    </style:style>
    <style:style style:name="P2" style:family="paragraph" style:parent-style-name="Standard">
      <style:text-properties fo:font-size="14pt" officeooo:rsid="0003c263" officeooo:paragraph-rsid="0003c263" style:font-size-asian="14pt" style:font-size-complex="14pt"/>
    </style:style>
    <style:style style:name="P3" style:family="paragraph" style:parent-style-name="Standard">
      <style:text-properties fo:font-size="14pt" officeooo:rsid="0003c263" officeooo:paragraph-rsid="0005778e" style:font-size-asian="14pt" style:font-size-complex="14pt"/>
    </style:style>
    <style:style style:name="P4" style:family="paragraph" style:parent-style-name="Standard">
      <style:text-properties fo:font-size="14pt" officeooo:rsid="0005778e" officeooo:paragraph-rsid="0005778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778e" officeooo:paragraph-rsid="0005778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030dfb" officeooo:paragraph-rsid="00030dfb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ek2 Practise Assignment Solution</text:p>
      <text:p text:style-name="P2"/>
      <text:p text:style-name="P2">Ans 1 -</text:p>
      <text:p text:style-name="P3">CREATE TABLE Customer (</text:p>
      <text:p text:style-name="P3"><text:tab/>CustNo VARCHAR(8) NOT NULL, </text:p>
      <text:p text:style-name="P2"><text:s text:c="2"/><text:tab/>CustName VARCHAR(30) NOT NULL, </text:p>
      <text:p text:style-name="P2"><text:s text:c="2"/><text:tab/>Address VARCHAR(50) NOT NULL, </text:p>
      <text:p text:style-name="P2"><text:s text:c="2"/><text:tab/>Internal CHAR(1) NOT NULL, </text:p>
      <text:p text:style-name="P2"><text:s text:c="2"/><text:tab/>Contact VARCHAR(35) NOT NULL, </text:p>
      <text:p text:style-name="P2"><text:s text:c="2"/><text:tab/>Phone VARCHAR(11) NOT NULL, </text:p>
      <text:p text:style-name="P2"><text:s text:c="2"/><text:tab/>City VARCHAR(30) NOT NULL,</text:p>
      <text:p text:style-name="P2"><text:s text:c="2"/><text:tab/>State VARCHAR(2) NOT NULL, </text:p>
      <text:p text:style-name="P2"><text:s text:c="2"/><text:tab/>Zip VARCHAR(10) NOT NULL,</text:p>
      <text:p text:style-name="P3"><text:s text:c="2"/><text:tab/>CONSTRAINT PK_CUSTOMER PRIMARY KEY (CustNo) </text:p>
      <text:p text:style-name="P3">) ;</text:p>
      <text:p text:style-name="P2"/>
      <text:p text:style-name="P2">Ans 2 -</text:p>
      <text:p text:style-name="P3">CREATE TABLE Facility(</text:p>
      <text:p text:style-name="P3"><text:tab/>FacNo VARCHAR(8) NOT NULL, </text:p>
      <text:p text:style-name="P2"><text:s/><text:tab/>FacName VARCHAR(30) NOT NULL,</text:p>
      <text:p text:style-name="P3"><text:s/><text:tab/>CONSTRAINT PK_FACILITY PRIMARY KEY (FacNo)</text:p>
      <text:p text:style-name="P3">);</text:p>
      <text:p text:style-name="P1"/>
      <text:p text:style-name="P1"/>
      <text:p text:style-name="P4">Ans 3 -</text:p>
      <text:p text:style-name="P4">CREATE TABLE Location(</text:p>
      <text:p text:style-name="P4"><text:tab/>LocNo VARCHAR(8) NOT NULL, </text:p>
      <text:p text:style-name="P4"><text:s/><text:tab/>FacNo VARCHAR(8), </text:p>
      <text:p text:style-name="P4"><text:s/><text:tab/>LocName VARCHAR(30) NOT NULL,</text:p>
      <text:p text:style-name="P4"><text:s/><text:tab/>CONSTRAINT PK_LOCATION PRIMARY KEY (LocNo)</text:p>
      <text:p text:style-name="P4">);</text:p>
      <text:p text:style-name="P4"/>
      <text:p text:style-name="P1">Ans 4 - </text:p>
      <text:p text:style-name="P6">There is only one 1-M relationships: Facility(FactNo PK) – Location(FactNo FK).</text:p>
      <text:p text:style-name="P1"/>
      <text:p text:style-name="P1">Ans 5 -</text:p>
      <text:p text:style-name="P1">CREATE TABLE Location(</text:p>
      <text:p text:style-name="P1"><text:tab/>LocNo VARCHAR(8) NOT NULL,</text:p>
      <text:p text:style-name="P1"><text:s text:c="4"/><text:tab/>FacNo VARCHAR(8),</text:p>
      <text:p text:style-name="P1"><text:s text:c="4"/><text:tab/>LocName VARCHAR(25) NOT NULL,</text:p>
      <text:p text:style-name="P1"><text:s text:c="4"/><text:tab/>CONSTRAINT PK_LOCATION PRIMARY KEY(LocNo),</text:p>
      <text:p text:style-name="P1"><text:tab/>CONSTRAINT FK_FacNo FOREIGN KEY(FacNo)</text:p>
      <text:p text:style-name="P1"><text:tab/>REFERENCES FACILITY (FactNo)</text:p>
      <text:p text:style-name="P1"><text:soft-page-break/>) ;</text:p>
      <text:p text:style-name="P1"/>
      <text:p text:style-name="P2"/>
      <text:p text:style-name="P2"/>
      <text:p text:style-name="P2">Ans 6 - </text:p>
      <text:p text:style-name="P2">Null values are not allowed for FacNo. The sample data shows that each facility has a related location. Conclusion is that location required facility.</text:p>
      <text:p text:style-name="P2">So <text:span text:style-name="T1">CREATE TABLE </text:span>is extended with <text:span text:style-name="T1">NOT NULL</text:span> constraint.</text:p>
      <text:p text:style-name="P2"/>
      <text:p text:style-name="P2">CREATE TABLE Location(</text:p>
      <text:p text:style-name="P2"><text:tab/>LocNo VARCHAR(8) NOT NULL,</text:p>
      <text:p text:style-name="P2"><text:tab/>FacNo VARCHAR(8) NOT NULL,</text:p>
      <text:p text:style-name="P2"><text:tab/>LocName VARCHAR(25) NOT NULL,</text:p>
      <text:p text:style-name="P2"><text:tab/>CONSTRAINT PK_LOCATION PRIMARY KEY(LocNo),</text:p>
      <text:p text:style-name="P2"><text:tab/>CONSTRAINT FK_FacNo FOREIGN KEY(FacNo)</text:p>
      <text:p text:style-name="P2"><text:tab/>REFERENCES FACILITY (FactNo)</text:p>
      <text:p text:style-name="P2">) ;</text:p>
      <text:p text:style-name="P2"/>
      <text:p text:style-name="P2">Ans 7 -</text:p>
      <text:p text:style-name="P2">CREATE TABLE Facility(</text:p>
      <text:p text:style-name="P2"><text:tab/>FacNo VARCHAR(8) NOT NULL,</text:p>
      <text:p text:style-name="P2"><text:tab/>FacName VARCHAR(50) NOT NULL,</text:p>
      <text:p text:style-name="P2"><text:tab/>CONSTRAINT PK_FACILITY PRIMARY KEY(FacNo),</text:p>
      <text:p text:style-name="P2"><text:tab/>CONSTRAINT Unique_FacName UNIQUE(FacName)</text:p>
      <text:p text:style-name="P2">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9:16:10.696128849</meta:creation-date>
    <dc:date>2022-05-23T02:34:38.140103891</dc:date>
    <meta:editing-duration>PT2H35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224" meta:character-count="1600" meta:non-whitespace-character-count="1350"/>
  </office:meta>
</office:document-meta>
</file>